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05cm"/>
    </style:style>
    <style:style style:name="co3" style:family="table-column">
      <style:table-column-properties fo:break-before="auto" style:column-width="3.452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399cm"/>
    </style:style>
    <style:style style:name="co6" style:family="table-column">
      <style:table-column-properties fo:break-before="auto" style:column-width="3.328cm"/>
    </style:style>
    <style:style style:name="co7" style:family="table-column">
      <style:table-column-properties fo:break-before="auto" style:column-width="3.5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5"/>
          <table:table-cell table:number-columns-repeated="12"/>
        </table:table-row>
        <table:table-row table:style-name="ro2">
          <table:table-cell/>
          <table:table-cell office:value-type="string">
            <text:p>Execució</text:p>
          </table:table-cell>
          <table:table-cell office:value-type="string">
            <text:p>Temps</text:p>
          </table:table-cell>
          <table:table-cell office:value-type="string">
            <text:p>Memòria</text:p>
          </table:table-cell>
          <table:table-cell office:value-type="string">
            <text:p>LL.PRO</text:p>
          </table:table-cell>
          <table:table-cell office:value-type="string">
            <text:p>SO</text:p>
          </table:table-cell>
          <table:table-cell/>
          <table:table-cell table:style-name="ce1" office:value-type="string">
            <text:p>Execució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Memòria</text:p>
          </table:table-cell>
          <table:table-cell table:style-name="ce1" office:value-type="string">
            <text:p>LL.PRO</text:p>
          </table:table-cell>
          <table:table-cell table:style-name="ce1" office:value-type="string">
            <text:p>SO</text:p>
          </table:table-cell>
          <table:table-cell/>
          <table:table-cell table:style-name="ce1" office:value-type="string">
            <text:p>Execució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Memòria</text:p>
          </table:table-cell>
          <table:table-cell table:style-name="ce1" office:value-type="string">
            <text:p>LL.PRO</text:p>
          </table:table-cell>
          <table:table-cell table:style-name="ce1" office:value-type="string">
            <text:p>SO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4">
            <text:p>4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4">
            <text:p>4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5">
            <text:p>5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5">
            <text:p>5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6">
            <text:p>6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6">
            <text:p>6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7">
            <text:p>7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7">
            <text:p>7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8">
            <text:p>8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8">
            <text:p>8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9">
            <text:p>9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9">
            <text:p>9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10">
            <text:p>10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10">
            <text:p>10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11">
            <text:p>11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11">
            <text:p>11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12">
            <text:p>12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12">
            <text:p>12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13">
            <text:p>13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13">
            <text:p>13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14">
            <text:p>14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14">
            <text:p>14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15">
            <text:p>15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15">
            <text:p>15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16">
            <text:p>16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16">
            <text:p>16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17">
            <text:p>17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17">
            <text:p>17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18">
            <text:p>18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18">
            <text:p>18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19">
            <text:p>19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19">
            <text:p>19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20">
            <text:p>20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20">
            <text:p>20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21">
            <text:p>21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21">
            <text:p>21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22">
            <text:p>22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22">
            <text:p>22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23">
            <text:p>23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23">
            <text:p>23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24">
            <text:p>24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24">
            <text:p>24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25">
            <text:p>25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25">
            <text:p>25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26">
            <text:p>26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26">
            <text:p>26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27">
            <text:p>27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27">
            <text:p>27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28">
            <text:p>28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28">
            <text:p>28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29">
            <text:p>29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29">
            <text:p>29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2"/>
          <table:table-cell office:value-type="string">
            <text:p>C++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30">
            <text:p>30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30">
            <text:p>30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 office:value-type="string">
            <text:p>OS X</text:p>
          </table:table-cell>
        </table:table-row>
        <table:table-row table:style-name="ro1">
          <table:table-cell/>
          <table:table-cell table:style-name="ce2" table:number-columns-repeated="5"/>
          <table:table-cell table:number-columns-repeated="12"/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/>
          <table:table-cell office:value-type="string">
            <text:p>Execució</text:p>
          </table:table-cell>
          <table:table-cell office:value-type="string">
            <text:p>Temps</text:p>
          </table:table-cell>
          <table:table-cell office:value-type="string">
            <text:p>Memòria</text:p>
          </table:table-cell>
          <table:table-cell office:value-type="string">
            <text:p>LL.PRO</text:p>
          </table:table-cell>
          <table:table-cell office:value-type="string">
            <text:p>SO</text:p>
          </table:table-cell>
          <table:table-cell/>
          <table:table-cell table:style-name="ce1" office:value-type="string">
            <text:p>Execució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Memòria</text:p>
          </table:table-cell>
          <table:table-cell table:style-name="ce1" office:value-type="string">
            <text:p>LL.PRO</text:p>
          </table:table-cell>
          <table:table-cell table:style-name="ce1" office:value-type="string">
            <text:p>SO</text:p>
          </table:table-cell>
          <table:table-cell/>
          <table:table-cell table:style-name="ce1" office:value-type="string">
            <text:p>Execució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Memòria</text:p>
          </table:table-cell>
          <table:table-cell table:style-name="ce1" office:value-type="string">
            <text:p>LL.PRO</text:p>
          </table:table-cell>
          <table:table-cell table:style-name="ce1" office:value-type="string">
            <text:p>SO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4">
            <text:p>4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4">
            <text:p>4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5">
            <text:p>5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5">
            <text:p>5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6">
            <text:p>6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6">
            <text:p>6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7">
            <text:p>7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7">
            <text:p>7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8">
            <text:p>8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8">
            <text:p>8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9">
            <text:p>9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9">
            <text:p>9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10">
            <text:p>10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10">
            <text:p>10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11">
            <text:p>11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11">
            <text:p>11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12">
            <text:p>12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12">
            <text:p>12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13">
            <text:p>13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13">
            <text:p>13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13">
            <text:p>13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14">
            <text:p>14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14">
            <text:p>14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15">
            <text:p>15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15">
            <text:p>15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15">
            <text:p>15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16">
            <text:p>16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16">
            <text:p>16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16">
            <text:p>16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17">
            <text:p>17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17">
            <text:p>17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17">
            <text:p>17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18">
            <text:p>18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18">
            <text:p>18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18">
            <text:p>18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19">
            <text:p>19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19">
            <text:p>19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19">
            <text:p>19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20">
            <text:p>20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20">
            <text:p>20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21">
            <text:p>21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21">
            <text:p>21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21">
            <text:p>21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22">
            <text:p>22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22">
            <text:p>22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22">
            <text:p>22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23">
            <text:p>23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23">
            <text:p>23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23">
            <text:p>23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24">
            <text:p>24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24">
            <text:p>24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24">
            <text:p>24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25">
            <text:p>25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25">
            <text:p>25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25">
            <text:p>25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26">
            <text:p>26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26">
            <text:p>26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26">
            <text:p>26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27">
            <text:p>27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27">
            <text:p>27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27">
            <text:p>27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28">
            <text:p>28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28">
            <text:p>28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28">
            <text:p>28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29">
            <text:p>29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29">
            <text:p>29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29">
            <text:p>29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>
          <table:table-cell/>
          <table:table-cell office:value-type="float" office:value="30">
            <text:p>30</text:p>
          </table:table-cell>
          <table:table-cell table:number-columns-repeated="2"/>
          <table:table-cell office:value-type="string">
            <text:p>Python</text:p>
          </table:table-cell>
          <table:table-cell office:value-type="string">
            <text:p>Windows10</text:p>
          </table:table-cell>
          <table:table-cell/>
          <table:table-cell table:style-name="ce1" office:value-type="float" office:value="30">
            <text:p>30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Linux</text:p>
          </table:table-cell>
          <table:table-cell/>
          <table:table-cell table:style-name="ce1" office:value-type="float" office:value="30">
            <text:p>30</text:p>
          </table:table-cell>
          <table:table-cell table:style-name="ce1" table:number-columns-repeated="2"/>
          <table:table-cell table:style-name="ce1" office:value-type="string">
            <text:p>Python</text:p>
          </table:table-cell>
          <table:table-cell table:style-name="ce1" office:value-type="string">
            <text:p>OS X</text:p>
          </table:table-cell>
        </table:table-row>
        <table:table-row table:style-name="ro3" table:number-rows-repeated="25">
          <table:table-cell/>
          <table:table-cell table:style-name="Default" table:number-columns-repeated="5"/>
          <table:table-cell table:number-columns-repeated="12"/>
        </table:table-row>
        <table:table-row table:style-name="ro3">
          <table:table-cell/>
          <table:table-cell table:style-name="ce2" table:number-columns-repeated="5"/>
          <table:table-cell table:number-columns-repeated="12"/>
        </table:table-row>
        <table:table-row table:style-name="ro3" table:number-rows-repeated="30">
          <table:table-cell/>
          <table:table-cell table:style-name="Default" table:number-columns-repeated="5"/>
          <table:table-cell table:number-columns-repeated="12"/>
        </table:table-row>
        <table:table-row table:style-name="ro3">
          <table:table-cell/>
          <table:table-cell table:style-name="ce2" table:number-columns-repeated="5"/>
          <table:table-cell table:number-columns-repeated="12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22/11/2017</text:date>, <text:time>14:34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chyy .</meta:initial-creator>
    <meta:creation-date>2017-11-22T14:13:54.02</meta:creation-date>
    <dc:date>2017-11-22T14:34:47.54</dc:date>
    <dc:creator>Sanchyy .</dc:creator>
    <meta:editing-duration>PT20M59S</meta:editing-duration>
    <meta:editing-cycles>3</meta:editing-cycles>
    <meta:generator>OpenOffice/4.1.3$Win32 OpenOffice.org_project/413m1$Build-9783</meta:generator>
    <meta:document-statistic meta:table-count="3" meta:cell-count="570" meta:object-count="0"/>
  </office:meta>
</office:document-meta>
</file>